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onfigurationParser.RepositoryConfigurationParser( Properties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Parser.getFileSys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ConfigurationParser.createSubParser( Properties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ConfigurationParser.parseAccessManagerConfig( Element secu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ConfigurationParser.getDataSto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ConfigurationParser.getFileSystemFactory( Element paren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ConfigurationParser.parseISMLockingConfig( Elemen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ConfigurationParser.parseLoginModuleConfig( Element secu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ConfigurationParser.getDataStoreFactory( final Element parent , final String 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ConfigurationParser.parsePersistenceManagerConfig( Ele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ConfigurationParser.parseSecurityManagerConfig( Element secu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ConfigurationParser.parseClusterConfig( Element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sitoryConfigurationParser.parseSecurityConfig( Element secu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ConfigurationParser.parseRepositoryConfig( InputSource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ositoryConfigurationParser.parseVersioningConfig( Ele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ConfigurationParser.parseSearchConfig( Element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ositoryConfigurationParser.parseJournalConfig( Element clu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ConfigurationParser.parseWorkspaceSecurityConfig( Elem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ConfigurationParser.parseWorkspaceConfig( InputSource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